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ticolo "IM-IAD: Industrial Image Anomaly Detection Benchmark in Manufacturing" introduce un nuovo benchmark per il rilevamento di anomalie in immagini industriali (IM-IAD), affrontando la necessità di un sistema unificato che permetta di valutare le prestazioni degli algoritmi di rilevamento di anomalie (IAD) in vari contesti di produzione industriale. Questo benchmark comprende diverse tipologie di supervisione (da non supervisionata a pienamente supervisionata), paradigmi di apprendimento (apprendimento a pochi colpi, apprendimento continuo e apprendimento con etichette rumorose), ed efficienza (uso della memoria e velocità di inferenza).</text:p>
      <text:p text:style-name="Text_20_body"><text:span text:style-name="Strong_20_Emphasis">Caratteristiche Fondamentali:</text:span></text:p>
      <text:list text:style-name="L7">
        <text:list-item>
          <text:p text:style-name="P10"><text:span text:style-name="Strong_20_Emphasis">Struttura del Modello Predittivo:</text:span> IM-IAD non propone un nuovo modello, ma un benchmark comprensivo che include 19 algoritmi valutati su sette principali dataset con impostazioni uniformi.</text:p>
        </text:list-item>
        <text:list-item>
          <text:p text:style-name="P10"><text:span text:style-name="Strong_20_Emphasis">Tecnica di Apprendimento Impiegata:</text:span> Varia in base agli algoritmi inclusi nel benchmark, coprendo un ampio spettro che va da tecniche non supervisionate a tecniche pienamente supervisionate, oltre a metodologie specifiche per affrontare sfide come l'apprendimento a pochi colpi e l'apprendimento con etichette rumorose.</text:p>
        </text:list-item>
        <text:list-item>
          <text:p text:style-name="P10"><text:span text:style-name="Strong_20_Emphasis">Vantaggi rispetto ad altri approcci:</text:span> Fornisce una valutazione unificata e standardizzata delle prestazioni degli algoritmi di rilevamento di anomalie in scenari industriali, includendo diversi gradi di supervisione e diversi paradigmi di apprendimento.</text:p>
        </text:list-item>
        <text:list-item>
          <text:p text:style-name="P10"><text:span text:style-name="Strong_20_Emphasis">Etichettatura del Dataset per l'Addestramento:</text:span> Varia a seconda dell'impostazione specifica all'interno del benchmark, da completamente non supervisionata (solo esempi normali) a pienamente supervisionata (inclusi esempi anomali).</text:p>
        </text:list-item>
        <text:list-item>
          <text:p text:style-name="P10"><text:span text:style-name="Strong_20_Emphasis">Risultati:</text:span> L'articolo evidenzia le prestazioni comparative degli algoritmi attraverso una serie estensiva di esperimenti (17017 totali) su IM-IAD, offrendo approfondimenti sul riorientamento o la selezione degli algoritmi di IAD.</text:p>
        </text:list-item>
        <text:list-item>
          <text:p text:style-name="P10"><text:span text:style-name="Strong_20_Emphasis">Dataset Addestrato/Testato:</text:span> Include sette dataset industriali (come MVTec AD, MVTec LOCO-AD, MPDD, BTAD, MTD, VisA e DAGM), fornendo una varietà di scenari per testare e confrontare le prestazioni degli algoritmi.</text:p>
        </text:list-item>
      </text:list>
      <text:p text:style-name="Text_20_body">Questo benchmark mira a colmare il divario tra la ricerca accademica e le applicazioni pratiche nel rilevamento di anomalie immaginative industriali, sfidando gli algoritmi esistenti e suggerendo direzioni future per la ricerc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7:49:25.090000000</meta:creation-date>
    <dc:date>2024-03-17T20:02:47.783000000</dc:date>
    <meta:editing-duration>PT28S</meta:editing-duration>
    <meta:editing-cycles>2</meta:editing-cycles>
    <meta:generator>LibreOffice/7.6.1.2$Windows_X86_64 LibreOffice_project/f5defcebd022c5bc36bbb79be232cb6926d8f674</meta:generator>
    <meta:document-statistic meta:table-count="0" meta:image-count="0" meta:object-count="0" meta:page-count="1" meta:paragraph-count="9" meta:word-count="310" meta:character-count="2343" meta:non-whitespace-character-count="2048"/>
  </office:meta>
</office:document-meta>
</file>